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72cm" fo:min-width="1.106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068cm" fo:min-width="6.866cm"/>
    </style:style>
    <style:style style:name="gr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cc" draw:opacity="100%" draw:textarea-horizontal-align="justify" draw:textarea-vertical-align="top" draw:auto-grow-height="false" fo:min-height="8.894cm" fo:min-width="4.834cm" fo:padding-top="0.508cm" draw:shadow-opacity="100%"/>
      <style:paragraph-properties style:writing-mode="lr-tb"/>
    </style:style>
    <style:style style:name="gr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0.418cm" fo:min-width="4.834cm" draw:shadow-opacity="50%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4.068cm" fo:min-width="6.866cm" draw:shadow-opacity="50%"/>
    </style:style>
    <style:style style:name="gr9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3.306cm" fo:min-width="0.389cm" draw:shadow-opacity="50%"/>
    </style:style>
    <style:style style:name="gr10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3.306cm" fo:min-width="1.405cm" draw:shadow-opacity="50%"/>
    </style:style>
    <style:style style:name="gr11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0.258cm" fo:min-width="2.802cm" draw:shadow-opacity="50%"/>
    </style:style>
    <style:style style:name="gr12" style:family="graphic" style:parent-style-name="objectwithoutfill">
      <style:graphic-properties svg:stroke-width="0.152cm" svg:stroke-color="#ffd32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008cm" fo:padding-left="0.127cm" fo:padding-right="0.127cm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254cm" fo:padding-left="0.127cm" fo:padding-right="0.127cm"/>
      <style:paragraph-properties style:writing-mode="lr-tb"/>
    </style:style>
    <style:style style:name="gr15" style:family="graphic" style:parent-style-name="objectwithoutfill">
      <style:graphic-properties svg:stroke-width="0.152cm" svg:stroke-color="#ffff00" draw:marker-start-width="0.432cm" draw:marker-end-width="0.432cm" draw:fill="none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2cm" svg:stroke-color="#00cc00" draw:marker-start-width="0.432cm" draw:marker-end-width="0.432cm" draw:fill="none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52cm" svg:stroke-color="#ff3333" draw:marker-start-width="0.432cm" draw:marker-end-width="0.432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cm" fo:padding-bottom="0.2cm" fo:padding-left="0.325cm" fo:padding-right="0.325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cc" draw:opacity="100%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729fcf" draw:opacity="50%"/>
      <style:paragraph-properties fo:text-align="center"/>
    </style:style>
    <style:style style:name="P7" style:family="paragraph">
      <loext:graphic-properties draw:fill="solid" draw:fill-color="#cccccc" draw:opacity="50%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2.794cm" svg:x="4.302cm" svg:y="21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4.318cm" svg:x="5.064cm" svg:y="20.558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366cm" svg:y1="21.777cm" svg:x2="12.938cm" svg:y2="21.777cm" draw:start-shape="id1" draw:start-glue-point="1" draw:end-shape="id2" draw:end-glue-point="3" svg:d="M8366 21777h4572" svg:viewBox="0 0 4573 1">
          <text:p/>
        </draw:connector>
        <draw:connector draw:style-name="gr3" draw:text-style-name="P3" draw:layer="layout" draw:type="line" svg:x1="8.366cm" svg:y1="22.412cm" svg:x2="12.938cm" svg:y2="22.412cm" draw:start-shape="id3" draw:start-glue-point="1" draw:end-shape="id4" draw:end-glue-point="3" svg:d="M8366 22412h4572" svg:viewBox="0 0 4573 1">
          <text:p/>
        </draw:connector>
        <draw:connector draw:style-name="gr3" draw:text-style-name="P3" draw:layer="layout" draw:type="line" svg:x1="8.366cm" svg:y1="23.047cm" svg:x2="12.938cm" svg:y2="23.047cm" draw:start-shape="id5" draw:start-glue-point="1" draw:end-shape="id6" draw:end-glue-point="3" svg:d="M8366 23047h4572" svg:viewBox="0 0 4573 1">
          <text:p/>
        </draw:connector>
        <draw:connector draw:style-name="gr3" draw:text-style-name="P3" draw:layer="layout" draw:type="line" svg:x1="8.366cm" svg:y1="23.682cm" svg:x2="12.938cm" svg:y2="23.682cm" draw:start-shape="id7" draw:start-glue-point="1" draw:end-shape="id8" draw:end-glue-point="3" svg:d="M8366 23682h4572" svg:viewBox="0 0 4573 1">
          <text:p/>
        </draw:connector>
        <draw:polygon draw:style-name="gr4" draw:text-style-name="P5" draw:layer="layout" svg:width="5.333cm" svg:height="9.143cm" svg:x="5.572cm" svg:y="7.604cm" svg:viewBox="0 0 5334 9144" draw:points="0,9144 0,0 2413,0 2540,254 2794,254 2921,0 5334,0 5334,9144">
          <text:p text:style-name="P4"><text:span text:style-name="T1">(2732)</text:span></text:p>
        </draw:polygon>
        <draw:polygon draw:style-name="gr5" draw:text-style-name="P6" draw:layer="layout" svg:width="5.333cm" svg:height="10.667cm" svg:x="5.572cm" svg:y="6.08cm" svg:viewBox="0 0 5334 10668" draw:points="0,10668 0,0 2413,0 2540,254 2794,254 2921,0 5334,0 5334,10668">
          <text:p/>
        </draw:polygon>
        <draw:custom-shape draw:style-name="gr6" draw:text-style-name="P2" xml:id="id13" draw:id="id13" draw:layer="layout" svg:width="0.254cm" svg:height="0.254cm" svg:x="5.82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254cm" svg:height="0.254cm" svg:x="5.82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0.254cm" svg:height="0.254cm" svg:x="10.271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0.254cm" svg:height="0.254cm" svg:x="10.27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0.254cm" svg:height="0.254cm" svg:x="10.27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0.271cm" svg:y1="6.461cm" svg:x2="10.271cm" svg:y2="7.985cm" draw:start-shape="id9" draw:start-glue-point="6" draw:end-shape="id10" draw:end-glue-point="6" svg:d="M10271 6461h-501v1524h501" svg:viewBox="0 0 502 1525">
          <text:p/>
        </draw:connector>
        <draw:connector draw:style-name="gr7" draw:text-style-name="P4" draw:layer="layout" svg:x1="10.271cm" svg:y1="7.223cm" svg:x2="10.271cm" svg:y2="7.985cm" draw:start-shape="id11" draw:start-glue-point="6" draw:end-shape="id10" draw:end-glue-point="6" svg:d="M10271 7223h-501v762h501" svg:viewBox="0 0 502 763">
          <text:p/>
        </draw:connector>
        <draw:connector draw:style-name="gr7" draw:text-style-name="P4" draw:layer="layout" svg:x1="10.271cm" svg:y1="6.461cm" svg:x2="6.08cm" svg:y2="6.461cm" draw:start-shape="id9" draw:start-glue-point="6" draw:end-shape="id12" draw:end-glue-point="10" svg:d="M10271 6461h-4191" svg:viewBox="0 0 4192 1">
          <text:p/>
        </draw:connector>
        <draw:connector draw:style-name="gr7" draw:text-style-name="P4" draw:layer="layout" svg:x1="6.08cm" svg:y1="6.461cm" svg:x2="6.08cm" svg:y2="7.223cm" draw:start-shape="id12" draw:start-glue-point="10" draw:end-shape="id13" draw:end-glue-point="10" svg:d="M6080 6461h502v762h-502" svg:viewBox="0 0 503 763">
          <text:p/>
        </draw:connector>
        <draw:custom-shape draw:style-name="gr8" draw:text-style-name="P7" draw:layer="layout" svg:width="7.366cm" svg:height="4.318cm" svg:x="5.064cm" svg:y="20.5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889cm" svg:height="3.556cm" svg:x="8.493cm" svg:y="20.9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5cm" svg:height="3.556cm" svg:x="9.509cm" svg:y="20.9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302cm" svg:height="0.508cm" svg:x="5.064cm" svg:y="21.5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302cm" svg:height="0.508cm" svg:x="5.064cm" svg:y="22.1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02cm" svg:height="0.508cm" svg:x="5.064cm" svg:y="22.7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7" draw:id="id7" draw:layer="layout" svg:width="3.302cm" svg:height="0.508cm" svg:x="5.064cm" svg:y="23.428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5.826cm" svg:y1="21.777cm" svg:x2="7.731cm" svg:y2="21.777cm">
          <text:p/>
        </draw:line>
        <draw:line draw:style-name="gr12" draw:text-style-name="P3" draw:layer="layout" svg:x1="5.826cm" svg:y1="22.412cm" svg:x2="7.731cm" svg:y2="22.412cm">
          <text:p/>
        </draw:line>
        <draw:line draw:style-name="gr12" draw:text-style-name="P3" draw:layer="layout" svg:x1="5.826cm" svg:y1="23.047cm" svg:x2="7.731cm" svg:y2="23.047cm">
          <text:p/>
        </draw:line>
        <draw:line draw:style-name="gr12" draw:text-style-name="P3" draw:layer="layout" svg:x1="5.826cm" svg:y1="23.682cm" svg:x2="7.731cm" svg:y2="23.682cm">
          <text:p/>
        </draw:line>
        <draw:custom-shape draw:style-name="gr13" draw:text-style-name="P9" xml:id="id2" draw:id="id2" draw:layer="layout" svg:width="0.508cm" svg:height="0.508cm" svg:x="12.938cm" svg:y="21.523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" draw:id="id4" draw:layer="layout" svg:width="0.508cm" svg:height="0.508cm" svg:x="12.938cm" svg:y="22.158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6" draw:id="id6" draw:layer="layout" svg:width="0.508cm" svg:height="0.508cm" svg:x="12.938cm" svg:y="22.793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8" draw:id="id8" draw:layer="layout" svg:width="0.508cm" svg:height="0.508cm" svg:x="12.938cm" svg:y="23.428cm">
          <text:p text:style-name="P8"><text:span text:style-name="T2">4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.778cm" svg:height="2.794cm" svg:x="18.78cm" svg:y="20.939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4.318cm" svg:x="12.43cm" svg:y="20.1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7" draw:layer="layout" svg:width="7.366cm" svg:height="4.318cm" svg:x="12.43cm" svg:y="20.1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778cm" svg:height="2.794cm" svg:x="1cm" svg:y="20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4.318cm" svg:x="1.762cm" svg:y="20.177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5.064cm" svg:y1="21.396cm" svg:x2="16.494cm" svg:y2="21.396cm" draw:start-shape="id14" draw:start-glue-point="1" draw:end-shape="id15" draw:end-glue-point="3" svg:d="M5064 21396h11430" svg:viewBox="0 0 11431 1">
          <text:p/>
        </draw:connector>
        <draw:connector draw:style-name="gr16" draw:text-style-name="P3" draw:layer="layout" draw:type="line" svg:x1="5.064cm" svg:y1="22.031cm" svg:x2="16.494cm" svg:y2="22.031cm" draw:start-shape="id16" draw:start-glue-point="1" draw:end-shape="id17" draw:end-glue-point="3" svg:d="M5064 22031h11430" svg:viewBox="0 0 11431 1">
          <text:p/>
        </draw:connector>
        <draw:connector draw:style-name="gr17" draw:text-style-name="P3" draw:layer="layout" draw:type="line" svg:x1="5.064cm" svg:y1="22.666cm" svg:x2="16.494cm" svg:y2="22.666cm" draw:start-shape="id18" draw:start-glue-point="1" draw:end-shape="id19" draw:end-glue-point="3" svg:d="M5064 22666h11430" svg:viewBox="0 0 11431 1">
          <text:p/>
        </draw:connector>
        <draw:connector draw:style-name="gr18" draw:text-style-name="P3" draw:layer="layout" draw:type="line" svg:x1="5.064cm" svg:y1="23.301cm" svg:x2="16.494cm" svg:y2="23.301cm" draw:start-shape="id20" draw:start-glue-point="1" draw:end-shape="id21" draw:end-glue-point="3" svg:d="M5064 23301h11430" svg:viewBox="0 0 11431 1">
          <text:p/>
        </draw:connector>
        <draw:custom-shape draw:style-name="gr8" draw:text-style-name="P7" draw:layer="layout" svg:width="7.366cm" svg:height="4.318cm" svg:x="1.762cm" svg:y="20.1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889cm" svg:height="3.556cm" svg:x="5.191cm" svg:y="20.5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5cm" svg:height="3.556cm" svg:x="6.207cm" svg:y="20.5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4" draw:id="id14" draw:layer="layout" svg:width="3.302cm" svg:height="0.508cm" svg:x="1.762cm" svg:y="21.1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6" draw:id="id16" draw:layer="layout" svg:width="3.302cm" svg:height="0.508cm" svg:x="1.762cm" svg:y="21.7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8" draw:id="id18" draw:layer="layout" svg:width="3.302cm" svg:height="0.508cm" svg:x="1.762cm" svg:y="22.4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20" draw:id="id20" draw:layer="layout" svg:width="3.302cm" svg:height="0.508cm" svg:x="1.762cm" svg:y="23.047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524cm" svg:y1="21.396cm" svg:x2="4.429cm" svg:y2="21.396cm">
          <text:p/>
        </draw:line>
        <draw:line draw:style-name="gr12" draw:text-style-name="P3" draw:layer="layout" svg:x1="2.524cm" svg:y1="22.031cm" svg:x2="4.429cm" svg:y2="22.031cm">
          <text:p/>
        </draw:line>
        <draw:line draw:style-name="gr12" draw:text-style-name="P3" draw:layer="layout" svg:x1="2.524cm" svg:y1="22.666cm" svg:x2="4.429cm" svg:y2="22.666cm">
          <text:p/>
        </draw:line>
        <draw:line draw:style-name="gr12" draw:text-style-name="P3" draw:layer="layout" svg:x1="2.524cm" svg:y1="23.301cm" svg:x2="4.429cm" svg:y2="23.301cm">
          <text:p/>
        </draw:line>
        <draw:custom-shape draw:style-name="gr9" draw:text-style-name="P7" draw:layer="layout" svg:width="0.889cm" svg:height="3.556cm" svg:x="15.477cm" svg:y="20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7" draw:layer="layout" svg:width="1.905cm" svg:height="3.556cm" svg:x="13.445cm" svg:y="20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7" xml:id="id15" draw:id="id15" draw:layer="layout" svg:width="3.302cm" svg:height="0.508cm" svg:x="16.494cm" svg:y="21.1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7" xml:id="id17" draw:id="id17" draw:layer="layout" svg:width="3.302cm" svg:height="0.508cm" svg:x="16.494cm" svg:y="21.7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7" xml:id="id19" draw:id="id19" draw:layer="layout" svg:width="3.302cm" svg:height="0.508cm" svg:x="16.494cm" svg:y="22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7" xml:id="id21" draw:id="id21" draw:layer="layout" svg:width="3.302cm" svg:height="0.508cm" svg:x="16.494cm" svg:y="23.047cm">
          <text:p/>
          <draw:enhanced-geometry svg:viewBox="0 0 21600 21600" draw:mirror-horizontal="true" draw:type="rectangle" draw:enhanced-path="M 0 0 L 21600 0 21600 21600 0 21600 0 0 Z N"/>
        </draw:custom-shape>
        <draw:line draw:style-name="gr12" draw:text-style-name="P3" draw:layer="layout" svg:x1="19.034cm" svg:y1="21.396cm" svg:x2="17.129cm" svg:y2="21.396cm">
          <text:p/>
        </draw:line>
        <draw:line draw:style-name="gr12" draw:text-style-name="P3" draw:layer="layout" svg:x1="19.034cm" svg:y1="22.031cm" svg:x2="17.129cm" svg:y2="22.031cm">
          <text:p/>
        </draw:line>
        <draw:line draw:style-name="gr12" draw:text-style-name="P3" draw:layer="layout" svg:x1="19.034cm" svg:y1="22.666cm" svg:x2="17.129cm" svg:y2="22.666cm">
          <text:p/>
        </draw:line>
        <draw:line draw:style-name="gr12" draw:text-style-name="P3" draw:layer="layout" svg:x1="19.034cm" svg:y1="23.301cm" svg:x2="17.129cm" svg:y2="23.3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14:32:04.570547124</meta:creation-date>
    <dc:date>2023-10-30T19:04:45.502430538</dc:date>
    <meta:editing-duration>PT28M16S</meta:editing-duration>
    <meta:editing-cycles>3</meta:editing-cycles>
    <meta:generator>LibreOffice/7.3.7.2$Linux_X86_64 LibreOffice_project/30$Build-2</meta:generator>
    <meta:document-statistic meta:object-count="85"/>
  </office:meta>
</office:document-meta>
</file>